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18349925611" calcext:value-type="float">
            <text:p>0.18218349925611</text:p>
          </table:table-cell>
          <table:table-cell office:value-type="float" office:value="0.343700527147886" calcext:value-type="float">
            <text:p>0.34370052714788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1079295220886" calcext:value-type="float">
            <text:p>0.271079295220886</text:p>
          </table:table-cell>
          <table:table-cell office:value-type="float" office:value="0.385701152589147" calcext:value-type="float">
            <text:p>0.38570115258914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.39553707492542" calcext:value-type="float">
            <text:p>0.39553707492542</text:p>
          </table:table-cell>
          <table:table-cell table:style-name="ce2" office:value-type="float" office:value="0.448965971411314" calcext:value-type="float">
            <text:p>0.4489659714113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5050816371794" calcext:value-type="float">
            <text:p>0.335050816371794</text:p>
          </table:table-cell>
          <table:table-cell office:value-type="float" office:value="0.437491439455381" calcext:value-type="float">
            <text:p>0.43749143945538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418202757917" calcext:value-type="float">
            <text:p>0.246418202757917</text:p>
          </table:table-cell>
          <table:table-cell office:value-type="float" office:value="0.32200667188138" calcext:value-type="float">
            <text:p>0.3220066718813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64711382342339" calcext:value-type="float">
            <text:p>0.164711382342339</text:p>
          </table:table-cell>
          <table:table-cell office:value-type="float" office:value="0.204334370213708" calcext:value-type="float">
            <text:p>0.20433437021370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39553707492542" calcext:value-type="float">
            <text:p>0.39553707492542</text:p>
          </table:table-cell>
          <table:table-cell table:style-name="Default" table:formula="of:=MAX([.G2:.G7])" office:value-type="float" office:value="0.448965971411314" calcext:value-type="float">
            <text:p>0.44896597141131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6:51:52.007740231</dc:date>
    <meta:editing-duration>PT37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